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026cm" style:contextual-spacing="false"/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top="0cm" fo:margin-bottom="0.247cm" style:contextual-spacing="false"/>
      <style:text-properties fo:font-size="16pt" fo:font-style="italic" style:font-size-asian="16pt" style:font-size-complex="16pt" loext:padding="0cm" loext:border="none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officeooo:rsid="000fa083" officeooo:paragraph-rsid="00106779" style:font-size-asian="16pt" style:font-size-complex="16pt"/>
    </style:style>
    <style:style style:name="P6" style:family="paragraph" style:parent-style-name="Text_20_body">
      <style:paragraph-properties fo:margin-top="0cm" fo:margin-bottom="0.247cm" style:contextual-spacing="false"/>
      <style:text-properties fo:font-size="16pt" fo:font-style="italic" style:font-size-asian="16pt" style:font-size-complex="16pt" loext:padding="0cm" loext:border="none"/>
    </style:style>
    <style:style style:name="P7" style:family="paragraph" style:parent-style-name="Text_20_body">
      <style:paragraph-properties fo:margin-top="0cm" fo:margin-bottom="0.247cm" style:contextual-spacing="false"/>
      <style:text-properties fo:font-size="16pt" fo:font-style="italic" officeooo:paragraph-rsid="000fa083" style:font-size-asian="16pt" style:font-size-complex="16pt" loext:padding="0cm" loext:border="none"/>
    </style:style>
    <style:style style:name="P8" style:family="paragraph" style:parent-style-name="Text_20_body">
      <style:paragraph-properties fo:margin-top="0cm" fo:margin-bottom="0.247cm" style:contextual-spacing="false"/>
      <style:text-properties fo:font-size="16pt" fo:font-style="normal" officeooo:paragraph-rsid="000fa083" style:font-size-asian="16pt" style:font-style-asian="normal" style:font-size-complex="16pt" style:font-style-complex="normal" loext:padding="0cm" loext:border="none"/>
    </style:style>
    <style:style style:name="T1" style:family="text">
      <style:text-properties officeooo:rsid="000eae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06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e Corbeau et le Renard</text:h>
      <text:p text:style-name="P3">Jean de La Fontain<text:span text:style-name="T1">e</text:span></text:p>
      <text:p text:style-name="P3"/>
      <text:p text:style-name="P8">A ces mots le Corbeau ne se sent pas de joie ;<text:line-break/>Et pour montrer sa belle voix,<text:line-break/>Il ouvre un large bec, laisse tomber sa proie.<text:line-break/>Le Renard s’en saisit, et dit : « Mon bon Monsieur,<text:line-break/>Apprenez que tout flatteur<text:line-break/>Vit aux dépens de celui qui l’écoute :<text:line-break/>Cette leçon vaut bien un fromage, sans doute. »<text:line-break/>Le Corbeau, honteux et confus,<text:line-break/>Jura, mais un peu tard, qu’on ne l’y prendrait plus.</text:p>
      <text:p text:style-name="P7"/>
      <text:p text:style-name="P2">Maître Corbeau, sur un arbre perché,<text:line-break/>Tenait en son bec un fromage.<text:line-break/>Maître Renard, par l’odeur alléché,<text:line-break/>Lui tint à peu près ce langage :<text:line-break/>« Hé ! bonjour, Monsieur du Corbeau.<text:line-break/>Que vous êtes joli ! que vous me semblez beau !<text:line-break/>Sans mentir, si votre ramage<text:line-break/>Se rapporte à votre plumage,<text:line-break/>Vous êtes le Phénix des hôtes de ces bois. »<text:line-break/></text:p>
      <text:p text:style-name="P2">Jean de La Fontaine</text:p>
      <text:p text:style-name="P2"/>
      <text:p text:style-name="P5"><text:span text:style-name="T3">Exercice </text:span>: </text:p>
      <text:p text:style-name="P5"><text:span text:style-name="T4">1) R</text:span>emettre la poésie dans le bon ordr<text:span text:style-name="T4">e en utilisant Couper / Coller</text:span></text:p>
      <text:p text:style-name="P5"><text:span text:style-name="T4">2) Écrire une seconde fois la poésie en utilisant Copier / Coller</text:span><text:bookmark-start text:name="__DdeLink__228_1125911138"/><text:bookmark-end text:name="__DdeLink__228_1125911138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8:25:56.566201932</meta:creation-date>
    <dc:date>2023-10-11T17:41:38.218522024</dc:date>
    <meta:editing-duration>PT3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77" meta:character-count="903" meta:non-whitespace-character-count="732"/>
  </office:meta>
</office:document-meta>
</file>